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5.495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16.78cm"/>
    </style:style>
    <style:style style:name="co4" style:family="table-column">
      <style:table-column-properties fo:break-before="auto" style:column-width="6.583cm"/>
    </style:style>
    <style:style style:name="co5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6.341cm"/>
    </style:style>
    <style:style style:name="co7" style:family="table-column">
      <style:table-column-properties fo:break-before="auto" style:column-width="5.7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344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7.078cm" fo:break-before="auto" style:use-optimal-row-height="false"/>
    </style:style>
    <style:style style:name="ro7" style:family="table-row">
      <style:table-row-properties style:row-height="2.574cm" fo:break-before="auto" style:use-optimal-row-height="false"/>
    </style:style>
    <style:style style:name="ro8" style:family="table-row">
      <style:table-row-properties style:row-height="0.515cm" fo:break-before="auto" style:use-optimal-row-height="false"/>
    </style:style>
    <style:style style:name="ro9" style:family="table-row">
      <style:table-row-properties style:row-height="1.755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877cm" fo:break-before="auto" style:use-optimal-row-height="false"/>
    </style:style>
    <style:style style:name="ro12" style:family="table-row">
      <style:table-row-properties style:row-height="2.164cm" fo:break-before="auto" style:use-optimal-row-height="false"/>
    </style:style>
    <style:style style:name="ta1" style:family="table" style:master-page-name="PageStyle_5f_SVN_5f_statu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Lohit Marathi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VN_statu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50" table:default-cell-style-name="ce7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R16 Phase 2 – Status of Assignments on SVN Server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/>
          <table:table-cell table:style-name="ce8" table:number-columns-repeated="6"/>
          <table:table-cell table:number-columns-repeated="1017"/>
        </table:table-row>
        <table:table-row table:style-name="ro2">
          <table:table-cell table:style-name="ce3" table:number-columns-repeated="7"/>
          <table:table-cell table:number-columns-repeated="1017"/>
        </table:table-row>
        <table:table-row table:style-name="ro3"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Q.No.</text:p>
          </table:table-cell>
          <table:table-cell table:style-name="ce4" office:value-type="string" calcext:value-type="string">
            <text:p>Description</text:p>
          </table:table-cell>
          <table:table-cell table:style-name="ce14" office:value-type="string" calcext:value-type="string">
            <text:p>Is the program uploaded, </text:p>
            <text:p>Yes(Y) / No(N)?</text:p>
            <text:p>If Yes, provide the program/s name/s</text:p>
          </table:table-cell>
          <table:table-cell table:style-name="ce14" office:value-type="string" calcext:value-type="string">
            <text:p>Is the program complete, Yes(Y) / No(N)?</text:p>
            <text:p>If No, provide the status</text:p>
          </table:table-cell>
          <table:table-cell table:style-name="ce14" office:value-type="string" calcext:value-type="string">
            <text:p>Does the program show warnings </text:p>
            <text:p>upon compilation, Yes(Y) or No(N)?</text:p>
            <text:p>If Yes, list the warning message</text:p>
          </table:table-cell>
          <table:table-cell table:style-name="ce14" office:value-type="string" calcext:value-type="string">
            <text:p>Does the program execute</text:p>
            <text:p>without errors, Yes(Y) or No(N)?</text:p>
            <text:p>If No, list the error message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1" table:number-rows-spanned="6">
            <text:p>Assignment on </text:p>
            <text:p>Introduction to Linux Kernel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Download, configure and build the latest Linux kernel.</text:p>
          </table:table-cell>
          <table:table-cell table:style-name="ce15" office:value-type="string" calcext:value-type="string">
            <text:p>cannot be uploaded</text:p>
          </table:table-cell>
          <table:table-cell table:style-name="ce15" office:value-type="string" calcext:value-type="string">
            <text:p>Y</text:p>
          </table:table-cell>
          <table:table-cell table:style-name="ce19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Write a kernel module to implement a pseudo character driver with open and close functionalities.</text:p>
          </table:table-cell>
          <table:table-cell table:style-name="ce3" office:value-type="string" calcext:value-type="string">
            <text:p>Yes , basic_kernel/kmod.c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Write an application program to create and parse the linked list of below structures.</text:p>
            <text:p>struct link {</text:p>
            <text:p>struct link *next;</text:p>
            <text:p>struct link *prev;</text:p>
            <text:p>}</text:p>
            <text:p>struct task {</text:p>
            <text:p>long state;</text:p>
            <text:p>int pid;</text:p>
            <text:p>int flags;</text:p>
            <text:p>int prio;</text:p>
            <text:p>unsigned char fpu_counter;</text:p>
            <text:p>struct link tasks;</text:p>
            <text:p>char rcu_read;</text:p>
            <text:p>int tgid;</text:p>
            <text:p>char comm[16];</text:p>
            <text:p>unsigned int rt_prio;</text:p>
            <text:p>}</text:p>
          </table:table-cell>
          <table:table-cell table:style-name="ce3" office:value-type="string" calcext:value-type="string">
            <text:p>Yes , basic_kernel/ kernel_linked_list.c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7">
          <table:covered-table-cell table:style-name="ce5"/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Write a program to implement lsmod command by parsing the linked list of struct module</text:p>
            <text:p>in the kernel.</text:p>
            <text:p>The output should be printed in the user space with the following fields.</text:p>
            <text:p>module name, size, dependent modules.</text:p>
            <text:p>Kernel module should be comprising of two C files, one containing the init and cleanup</text:p>
            <text:p>functions and the other with the function parsing the linked list of struct module</text:p>
          </table:table-cell>
          <table:table-cell table:style-name="ce3" office:value-type="string" calcext:value-type="string">
            <text:p>yes, basic_kernel/ lsmod/ kmlscommand.c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covered-table-cell table:style-name="ce5"/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Write a program which will have 2 kernel modules kmod1.ko and kmod2.ko. kmod1.ko</text:p>
            <text:p>dependent on kmod2.ko i.e a function in kmod1.o is using/invoking kmod2.ko.</text:p>
            <text:p>Use modprobe to resolve the dependencies.</text:p>
          </table:table-cell>
          <table:table-cell table:style-name="ce3" office:value-type="string" calcext:value-type="string">
            <text:p>No</text:p>
          </table:table-cell>
          <table:table-cell table:style-name="ce15" office:value-type="string" calcext:value-type="string">
            <text:p>N</text:p>
          </table:table-cell>
          <table:table-cell table:style-name="ce3" table:number-columns-repeated="2"/>
          <table:table-cell table:number-columns-repeated="1017"/>
        </table:table-row>
        <table:table-row table:style-name="ro5">
          <table:covered-table-cell table:style-name="ce5"/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Write a program to implement your own system call</text:p>
          </table:table-cell>
          <table:table-cell table:style-name="ce16" office:value-type="string" calcext:value-type="string">
            <text:p>no</text:p>
          </table:table-cell>
          <table:table-cell table:style-name="ce18" office:value-type="string" calcext:value-type="string">
            <text:p>N</text:p>
          </table:table-cell>
          <table:table-cell table:style-name="ce16" table:number-columns-repeated="2"/>
          <table:table-cell table:style-name="ce20" table:number-columns-repeated="1017"/>
        </table:table-row>
        <table:table-row table:style-name="ro8">
          <table:table-cell table:style-name="ce6"/>
          <table:table-cell table:style-name="ce9"/>
          <table:table-cell table:style-name="ce11"/>
          <table:table-cell table:style-name="ce3"/>
          <table:table-cell table:style-name="ce15"/>
          <table:table-cell table:style-name="ce3"/>
          <table:table-cell table:style-name="ce15"/>
          <table:table-cell table:number-columns-repeated="1017"/>
        </table:table-row>
        <table:table-row table:style-name="ro4">
          <table:table-cell table:style-name="ce5" office:value-type="string" calcext:value-type="string" table:number-columns-spanned="1" table:number-rows-spanned="17">
            <text:p>Assignments on </text:p>
            <text:p>Process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Write a program to create a child process using fork() system call and experiment the following</text:p>
          </table:table-cell>
          <table:table-cell table:style-name="ce3" office:value-type="string" calcext:value-type="string">
            <text:p>Yes, <text:s text:c="5"/>/pm/verify_va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a. Will both parent and child share the same local data ?</text:p>
          </table:table-cell>
          <table:table-cell table:style-name="ce3" office:value-type="string" calcext:value-type="string">
            <text:p>Yes, <text:s text:c="5"/>/pm/verify_va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b. Will both parent and child share the same global data ?</text:p>
          </table:table-cell>
          <table:table-cell table:style-name="ce3" office:value-type="string" calcext:value-type="string">
            <text:p>Yes, <text:s text:c="5"/>/pm/verify_va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c. Will both parent and child share the same heap data ?</text:p>
          </table:table-cell>
          <table:table-cell table:style-name="ce3" office:value-type="string" calcext:value-type="string">
            <text:p>Yes, <text:s text:c="5"/>/pm/verify_va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d. Open a text file “just.txt” in the parent before issuing fork().</text:p>
          </table:table-cell>
          <table:table-cell table:style-name="ce3" office:value-type="string" calcext:value-type="string">
            <text:p>Yes, <text:s text:c="5"/>/pm/verify_va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9">
          <table:covered-table-cell table:style-name="ce5"/>
          <table:table-cell table:style-name="ce9"/>
          <table:table-cell table:style-name="ce12" office:value-type="string" calcext:value-type="string">
            <text:p>After issuing fork(), in the parent context, write the string “Global Edge” on to the file</text:p>
            <text:p>and close the file.</text:p>
            <text:p>In the child context write “Software limited” on to the file and close the file.</text:p>
            <text:p>Cat the file just.txt and draw your inferences by looking at the output.</text:p>
          </table:table-cell>
          <table:table-cell table:style-name="ce3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Repeat the experiment 1.a, 1.b and 1.c for vfork() system call and experiment the following</text:p>
          </table:table-cell>
          <table:table-cell table:style-name="ce3" office:value-type="string" calcext:value-type="string">
            <text:p>Yes, <text:s text:c="5"/>/pm/verify_vfork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a. Will both parent and child share VFS data structures ?</text:p>
          </table:table-cell>
          <table:table-cell table:style-name="ce3" office:value-type="string" calcext:value-type="string">
            <text:p>Yes, <text:s text:c="5"/>/pm/verify_vfork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Write a shell program using fork() and exec().</text:p>
          </table:table-cell>
          <table:table-cell table:style-name="ce3" office:value-type="string" calcext:value-type="string">
            <text:p>Yes, <text:s text:c="5"/>/pm/shell_fork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4" calcext:value-type="float">
            <text:p>4</text:p>
          </table:table-cell>
          <table:table-cell table:style-name="ce11" office:value-type="string" calcext:value-type="string">
            <text:p>Write a shell program using vfork() and exec().</text:p>
          </table:table-cell>
          <table:table-cell table:style-name="ce3" office:value-type="string" calcext:value-type="string">
            <text:p>Yes, <text:s text:c="5"/>/pm/shell_vfork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5" calcext:value-type="float">
            <text:p>5</text:p>
          </table:table-cell>
          <table:table-cell table:style-name="ce11" office:value-type="string" calcext:value-type="string">
            <text:p>WAP to implement ps command by parsing the linked list of process descriptor</text:p>
          </table:table-cell>
          <table:table-cell table:style-name="ce3" office:value-type="string" calcext:value-type="string">
            <text:p>yes, <text:s text:c="4"/>/pm/ps_command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Write a program to verify Copy-on-Write (COW) mechanism by experimenting the follow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a. Will both child and parent point to same data page</text:p>
          </table:table-cell>
          <table:table-cell table:style-name="ce3" table:number-columns-repeated="2"/>
          <table:table-cell table:style-name="ce15" table:number-columns-repeated="2"/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b. On parent updating the data page parent will get a copy of data page ?</text:p>
          </table:table-cell>
          <table:table-cell table:style-name="ce3" table:number-columns-repeated="2"/>
          <table:table-cell table:style-name="ce15" table:number-columns-repeated="2"/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c. On child updating the data page child will get a copy of data page ?</text:p>
          </table:table-cell>
          <table:table-cell table:style-name="ce3" table:number-columns-repeated="2"/>
          <table:table-cell table:style-name="ce15" table:number-columns-repeated="2"/>
          <table:table-cell table:number-columns-repeated="1017"/>
        </table:table-row>
        <table:table-row table:style-name="ro10">
          <table:covered-table-cell table:style-name="ce5"/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Write a program to handle all signals (except SIG KILL and SIG STOP) . Register the signal</text:p>
            <text:p>handlers using sigaction() registration function</text:p>
          </table:table-cell>
          <table:table-cell table:style-name="ce3" office:value-type="string" calcext:value-type="string">
            <text:p>yes, <text:s text:c="4"/>/pm/signals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8" calcext:value-type="float">
            <text:p>8</text:p>
          </table:table-cell>
          <table:table-cell table:style-name="ce11" office:value-type="string" calcext:value-type="string">
            <text:p>Re-write the assignment 3 and 4 to handle background processes.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5" table:number-columns-repeated="2"/>
          <table:table-cell table:number-columns-repeated="1017"/>
        </table:table-row>
        <table:table-row table:style-name="ro8">
          <table:table-cell table:style-name="ce6"/>
          <table:table-cell table:style-name="ce9"/>
          <table:table-cell table:style-name="ce11"/>
          <table:table-cell table:style-name="ce3" table:number-columns-repeated="2"/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5" office:value-type="string" calcext:value-type="string" table:number-columns-spanned="1" table:number-rows-spanned="17">
            <text:p>Assignment on </text:p>
            <text:p>Threads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Write a program to create a thread and print pid of both thread group leader and the thread</text:p>
            <text:p>using getpid() in the respective contexts.</text:p>
          </table:table-cell>
          <table:table-cell table:style-name="ce3" office:value-type="string" calcext:value-type="string">
            <text:p>yes, <text:s text:c="5"/>/pm/threads/ thread_tid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Write a program to do the following</text:p>
          </table:table-cell>
          <table:table-cell table:style-name="ce3" office:value-type="string" calcext:value-type="string">
            <text:p>Yes, <text:s text:c="5"/>/pm/threads/ assn_2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a. Process creating a process</text:p>
          </table:table-cell>
          <table:table-cell table:style-name="ce3" office:value-type="string" calcext:value-type="string">
            <text:p>Yes, <text:s text:c="5"/>/pm/threads/ assn_2/proc_proc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b. Process creating a thread</text:p>
          </table:table-cell>
          <table:table-cell table:style-name="ce3" office:value-type="string" calcext:value-type="string">
            <text:p>Yes, <text:s text:c="5"/>/pm/threads/ assn_2/proc_thread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c. Thread creating a process</text:p>
          </table:table-cell>
          <table:table-cell table:style-name="ce17" office:value-type="string" calcext:value-type="string">
            <text:p>Yes, <text:s text:c="5"/>/pm/threads/ assn_2/thread_proc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d. Thread creating a thread</text:p>
          </table:table-cell>
          <table:table-cell table:style-name="ce17" office:value-type="string" calcext:value-type="string">
            <text:p>Yes, <text:s text:c="5"/>/pm/threads/ assn_2/thread_thread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Write a program to create a thread using pthread_create() and experiment the following</text:p>
          </table:table-cell>
          <table:table-cell table:style-name="ce3" office:value-type="string" calcext:value-type="string">
            <text:p>Yes, <text:s text:c="5"/>/pm/threads/thread_va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a. Will both Thread Group Leader (TGL) and the thread share the same local data ?</text:p>
          </table:table-cell>
          <table:table-cell table:style-name="ce3" office:value-type="string" calcext:value-type="string">
            <text:p>Yes, <text:s text:c="5"/>/pm/threads/thread_va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b. Will both Thread Group Leader (TGL) and the thread share the same global data ?</text:p>
          </table:table-cell>
          <table:table-cell table:style-name="ce3" office:value-type="string" calcext:value-type="string">
            <text:p>Yes, <text:s text:c="5"/>/pm/threads/thread_va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c. Will both Thread Group Leader (TGL) and the thread share the same heap data ?</text:p>
          </table:table-cell>
          <table:table-cell table:style-name="ce3" office:value-type="string" calcext:value-type="string">
            <text:p>Yes, <text:s text:c="5"/>/pm/threads/thread_va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/>
          <table:table-cell table:style-name="ce11" office:value-type="string" calcext:value-type="string">
            <text:p>d. Open a text file “just.txt” in the context of TGL before issuing pthread_create()</text:p>
          </table:table-cell>
          <table:table-cell table:style-name="ce3" office:value-type="string" calcext:value-type="string">
            <text:p>Yes, <text:s text:c="5"/>/pm/threads/thread_va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9">
          <table:covered-table-cell table:style-name="ce5"/>
          <table:table-cell table:style-name="ce9"/>
          <table:table-cell table:style-name="ce12" office:value-type="string" calcext:value-type="string">
            <text:p>After invoking pthread_create(), in the TGL context, write the string “Global Edge” on to</text:p>
            <text:p>the file and close the file.</text:p>
            <text:p>In the thread context write “Software limited” on to the file and close the file.</text:p>
            <text:p>Cat the file just.txt and draw your inferences by looking at the output.</text:p>
          </table:table-cell>
          <table:table-cell table:style-name="ce3" table:number-columns-repeated="2"/>
          <table:table-cell table:style-name="ce15" table:number-columns-repeated="2"/>
          <table:table-cell table:number-columns-repeated="1017"/>
        </table:table-row>
        <table:table-row table:style-name="ro3">
          <table:covered-table-cell table:style-name="ce5"/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Write a simple asynchronous alarm program where in the main process accepts the input from</text:p>
            <text:p>the user (no. of seconds and the message) and for every input it spawns a child process to</text:p>
            <text:p>service the alarm</text:p>
          </table:table-cell>
          <table:table-cell table:style-name="ce3" office:value-type="string" calcext:value-type="string">
            <text:p>yes, <text:s text:c="5"/>/pm/alarms/alarm_fork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covered-table-cell table:style-name="ce5"/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Write a simple asynchronous alarm program where in the thread group leader accepts the input</text:p>
            <text:p>from the user (no. of seconds and the message) and for every input spawns a thread to service</text:p>
            <text:p>the alarm</text:p>
          </table:table-cell>
          <table:table-cell table:style-name="ce3" office:value-type="string" calcext:value-type="string">
            <text:p>yes, <text:s text:c="5"/>/pm/alarms/alarm_thread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12">
          <table:covered-table-cell table:style-name="ce5"/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Write a simple asynchronous alarm program where in the thread group leader spawns a service</text:p>
            <text:p>thread and creates a queue which is shared between both thread group leader and the service</text:p>
            <text:p>thread. Thread group leader accepts the input from the user (no. of seconds and the message)</text:p>
            <text:p>and adds the request into the queue to be accepted/consumed by the service thread for</text:p>
            <text:p>servicing. Both the threads have to synchronize using mutex mechanism</text:p>
          </table:table-cell>
          <table:table-cell table:style-name="ce3" office:value-type="string" calcext:value-type="string">
            <text:p>yes, <text:s text:c="5"/>/pm/alarms/alarm_queue.c &amp; /pm/alarms/alarm_cond/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7" calcext:value-type="float">
            <text:p>7</text:p>
          </table:table-cell>
          <table:table-cell table:style-name="ce11" office:value-type="string" calcext:value-type="string">
            <text:p>Create a real time thread with a priority of 86 and the scheduling policy as FIFO</text:p>
          </table:table-cell>
          <table:table-cell table:style-name="ce3" office:value-type="string" calcext:value-type="string">
            <text:p>yes, <text:s text:c="3"/>/pm/threads/assn_7/real_time_thread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3">
          <table:covered-table-cell table:style-name="ce5"/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Create a normal thread and configure the normal thread to a real time thread in the function</text:p>
            <text:p>executed in the thread context. Real time attributes to be configured are scheduling policy to RR</text:p>
            <text:p>and priority to 68.</text:p>
          </table:table-cell>
          <table:table-cell table:style-name="ce3" office:value-type="string" calcext:value-type="string">
            <text:p>yes, <text:s text:c="3"/>/pm/threads/assn_8/normal_to_real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8">
          <table:table-cell table:style-name="ce6"/>
          <table:table-cell table:style-name="ce9"/>
          <table:table-cell table:style-name="ce11"/>
          <table:table-cell table:style-name="ce3" table:number-columns-repeated="2"/>
          <table:table-cell table:style-name="ce15" table:number-columns-repeated="2"/>
          <table:table-cell table:number-columns-repeated="1017"/>
        </table:table-row>
        <table:table-row table:style-name="ro11">
          <table:table-cell table:style-name="ce5" office:value-type="string" calcext:value-type="string" table:number-columns-spanned="1" table:number-rows-spanned="7">
            <text:p>Assignment on </text:p>
            <text:p>Inter-Process Communication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Write a program which will create a child process and make the parent and child communicate using</text:p>
            <text:p>unnamed pipe.</text:p>
          </table:table-cell>
          <table:table-cell table:style-name="ce3" office:value-type="string" calcext:value-type="string">
            <text:p>yes, <text:s text:c="4"/>/ipc/pipes/assn_1/pipe1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Write a program which will implement the feature ls | wc</text:p>
          </table:table-cell>
          <table:table-cell table:style-name="ce3" office:value-type="string" calcext:value-type="string">
            <text:p>yes, <text:s text:c="5"/>/ipc/pipes/assn_2/pipe_ls_wc.c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Write two independent applications source and dest and make them communicate using named pipe</text:p>
          </table:table-cell>
          <table:table-cell table:style-name="ce3" office:value-type="string" calcext:value-type="string">
            <text:p>yes, <text:s text:c="4"/>/ipc/pipes/named_pipe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9">
          <table:covered-table-cell table:style-name="ce5"/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Write two independent applications tom and jerry which will communicate using message queues.</text:p>
            <text:p>tom writes a message to jerry to accomplish some job and once the job is completed jerry replies</text:p>
            <text:p>back the status of the job to tom through the same message queue.</text:p>
            <text:p>Mount the message queue file system onto /dev/mqueue and diagnose the message queues.</text:p>
          </table:table-cell>
          <table:table-cell table:style-name="ce3" office:value-type="string" calcext:value-type="string">
            <text:p>yes, <text:s text:c="5"/>/ipc/m_queues/assn_4/</text:p>
          </table:table-cell>
          <table:table-cell table:style-name="ce3" office:value-type="string" calcext:value-type="string">
            <text:p>yes</text:p>
          </table:table-cell>
          <table:table-cell table:style-name="ce15" table:number-columns-repeated="2"/>
          <table:table-cell table:number-columns-repeated="1017"/>
        </table:table-row>
        <table:table-row table:style-name="ro3">
          <table:covered-table-cell table:style-name="ce5"/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List all the configuration options available to configure the message queues. Classify them based on</text:p>
            <text:p>the parameters used to configure the message queue and messages.</text:p>
            <text:p>Test for all extreme configurable values of message queues in assignment 4.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15" table:number-columns-repeated="2"/>
          <table:table-cell table:number-columns-repeated="1017"/>
        </table:table-row>
        <table:table-row table:style-name="ro12">
          <table:covered-table-cell table:style-name="ce5"/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Write two independent applications nausea and panacea which will work on the data available on</text:p>
            <text:p>the shared memory. nausea will initially write an array of 10 integers whose values are (time() mod</text:p>
            <text:p>array index) onto shared memory and panacea will read all the elements and print and re-initialize</text:p>
            <text:p>all the array elements to zero. Both nausea and panacea will synchronize the access to the shared</text:p>
            <text:p>memory using POSIX semaphores.</text:p>
          </table:table-cell>
          <table:table-cell table:style-name="ce3" office:value-type="string" calcext:value-type="string">
            <text:p>yes, <text:s text:c="5"/>/ipc/semaphores/</text:p>
          </table:table-cell>
          <table:table-cell table:style-name="ce3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9">
          <table:covered-table-cell table:style-name="ce5"/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Re-write the assignment 6 without semaphores. First element of the array will be the flag indicating</text:p>
            <text:p>the process to access the array. If it is 1, then the process nausea will access the array if it is zero</text:p>
            <text:p>then the process panacea will access.</text:p>
            <text:p>Compile both the applications nausea and panacea with –O2 option</text:p>
          </table:table-cell>
          <table:table-cell table:style-name="ce3" office:value-type="string" calcext:value-type="string">
            <text:p>yes , /ipd/assn_7/ <text:s text:c="6"/>implemented the same using threads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" style:font-family-asian="'Droid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6:59:39.081503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VN_5f_status" style:display-name="PageStyle_SVN_statu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9:31:49.585801000</meta:creation-date>
    <dc:date>2016-12-13T17:01:45.864904821</dc:date>
    <meta:editing-cycles>34</meta:editing-cycles>
    <meta:editing-duration>PT53M17S</meta:editing-duration>
    <meta:generator>LibreOffice/4.2.8.2$Linux_x86 LibreOffice_project/420m0$Build-2</meta:generator>
    <meta:document-statistic meta:table-count="1" meta:cell-count="248" meta:object-count="0"/>
  </office:meta>
</office:document-meta>
</file>